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ldcardMatcher.substituteVariables( URI requestURI , URI sour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ldcardMatcher.WildcardMatcher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